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222in" table:align="left"/>
    </style:style>
    <style:style style:name="Table1.A" style:family="table-column">
      <style:table-column-properties style:column-width="1.5972in"/>
    </style:style>
    <style:style style:name="Table1.B" style:family="table-column">
      <style:table-column-properties style:column-width="0.666in"/>
    </style:style>
    <style:style style:name="Table1.C" style:family="table-column">
      <style:table-column-properties style:column-width="2.3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in" fo:margin-right="0in" fo:orphans="1" fo:text-indent="0in" style:auto-text-indent="false"/>
      <style:text-properties fo:font-size="7.5pt" loext:padding="0in" loext:border="none"/>
    </style:style>
    <style:style style:name="P4" style:family="paragraph" style:parent-style-name="Text_20_body">
      <style:paragraph-properties fo:margin-left="0in" fo:margin-right="0in" fo:orphans="1" fo:text-indent="0in" style:auto-text-indent="false"/>
    </style:style>
    <style:style style:name="P5" style:family="paragraph" style:parent-style-name="Text_20_body">
      <style:paragraph-properties fo:margin-left="0in" fo:margin-right="0in" fo:orphans="0" fo:text-indent="0in" style:auto-text-indent="false"/>
    </style:style>
    <style:style style:name="P6" style:family="paragraph" style:parent-style-name="Text_20_body">
      <style:paragraph-properties fo:margin-left="0in" fo:margin-right="0in" fo:line-height="150%" fo:text-align="start" style:justify-single-word="false" fo:orphans="0" fo:text-indent="0in" style:auto-text-indent="false"/>
    </style:style>
    <style:style style:name="P7" style:family="paragraph" style:parent-style-name="Text_20_body">
      <style:paragraph-properties fo:orphans="0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0" fo:text-indent="0in" style:auto-text-indent="false"/>
    </style:style>
    <style:style style:name="P9" style:family="paragraph" style:parent-style-name="Text_20_body" style:list-style-name="L2">
      <style:paragraph-properties fo:margin-top="0in" fo:margin-bottom="0in" style:contextual-spacing="false" fo:orphans="0"/>
    </style:style>
    <style:style style:name="P10" style:family="paragraph" style:parent-style-name="Text_20_body" style:list-style-name="L2">
      <style:paragraph-properties fo:orphans="0"/>
    </style:style>
    <style:style style:name="T1" style:family="text">
      <style:text-properties fo:color="#abb2bf" loext:opacity="100%" fo:font-family="'var font-mono'" fo:background-color="transparent" loext:char-shading-value="0" loext:padding="0in" loext:border="none"/>
    </style:style>
    <style:style style:name="T2" style:family="text">
      <style:text-properties fo:color="#98c379" loext:opacity="100%" fo:font-family="'var font-mono'" fo:background-color="transparent" loext:char-shading-value="0" loext:padding="0in" loext:border="none"/>
    </style:style>
    <style:style style:name="T3" style:family="text">
      <style:text-properties fo:color="#61afef" loext:opacity="100%" fo:font-family="'var font-mono'" fo:background-color="transparent" loext:char-shading-value="0" loext:padding="0in" loext:border="none"/>
    </style:style>
    <style:style style:name="T4" style:family="text">
      <style:text-properties fo:color="#e06c75" loext:opacity="100%" fo:font-family="'var font-mono'" fo:background-color="transparent" loext:char-shading-value="0" loext:padding="0in" loext:border="none"/>
    </style:style>
    <style:style style:name="T5" style:family="text">
      <style:text-properties fo:color="#d19a66" loext:opacity="100%" fo:font-family="'var font-mono'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✦ J'ai analysé la structure de votre projet ai-orchestrator. Voici une synthèse de l'architecture actuelle et une liste d'améliorations possibles, basées sur les fichiers de</text:p>
      <text:p text:style-name="Standard"><text:s text:c="2"/>configuration et les meilleures pratiques.</text:p>
      <text:p text:style-name="Standard"/>
      <text:p text:style-name="Standard"><text:s text:c="2"/>Architecture Actuelle</text:p>
      <text:p text:style-name="Standard"/>
      <text:p text:style-name="Standard"><text:s text:c="2"/>Votre projet est une application web conteneurisée avec Docker, orchestrée par docker-compose. L'architecture se compose de trois services principaux :</text:p>
      <text:p text:style-name="Standard"/>
      <text:p text:style-name="Standard"><text:s text:c="3"/>1. Frontend : Le client web qui interagit avec les utilisateurs.</text:p>
      <text:p text:style-name="Standard"><text:s text:c="3"/>2. Backend : Le serveur d'application qui contient la logique métier.</text:p>
      <text:p text:style-name="Standard"><text:s text:c="3"/>3. Nginx : Agit comme un reverse proxy, dirigeant les requêtes des utilisateurs soit vers le frontend, soit vers le backend.</text:p>
      <text:p text:style-name="Standard"/>
      <text:p text:style-name="Standard"><text:s text:c="2"/>Un volume Docker (shared-data) est utilisé pour la persistance des données. Le script start.sh simplifie le lancement de l'application.</text:p>
      <text:p text:style-name="Standard"/>
      <text:p text:style-name="Standard"><text:s text:c="2"/>Pistes d'Amélioration</text:p>
      <text:p text:style-name="Standard"/>
      <text:p text:style-name="Standard"><text:s text:c="2"/>Voici une liste d'améliorations potentielles, sans ordre de priorité :</text:p>
      <text:p text:style-name="Standard"/>
      <text:p text:style-name="Standard"><text:s text:c="3"/>1. Gestion de la Configuration :</text:p>
      <text:p text:style-name="Standard"><text:s text:c="7"/>* Fichiers d'environnement (`.env`) : Le backend et le frontend semblent manquer d'une gestion centralisée de la configuration. Utiliser des fichiers .env permettrait de séparer</text:p>
      <text:p text:style-name="Standard"><text:s text:c="9"/>la configuration (ex: clés d'API, adresses de base de données) du code, ce qui est plus sécurisé et flexible.</text:p>
      <text:p text:style-name="Standard"><text:s text:c="7"/>* Suppression de la Duplication : Les fichiers docker-compose.yml et docker-compose.simple.yml sont très similaires. Vous pourriez fusionner docker-compose.simple.yml dans le</text:p>
      <text:p text:style-name="Standard"><text:s text:c="9"/>fichier principal en utilisant des profils Docker Compose (https://docs.docker.com/compose/profiles/) pour activer ou désactiver certains services au démarrage.</text:p>
      <text:p text:style-name="Standard"/>
      <text:p text:style-name="Standard"><text:s text:c="3"/>2. Sécurité :</text:p>
      <text:p text:style-name="Standard"><text:s text:c="7"/>* HTTPS : La configuration Nginx actuelle n'inclut pas le SSL/TLS. Pour un environnement de production, il est crucial de mettre en place HTTPS (par exemple avec Let's Encrypt)</text:p>
      <text:p text:style-name="Standard"><text:s text:c="9"/>pour chiffrer les communications.</text:p>
      <text:p text:style-name="Standard"><text:s text:c="7"/>* Gestion des Secrets : Les informations sensibles (mots de passe, clés d'API) ne devraient pas être écrites en clair dans les fichiers de configuration ou le code. Des outils</text:p>
      <text:p text:style-name="Standard"><text:s text:c="9"/>comme Docker Secrets ou HashiCorp Vault peuvent être intégrés pour gérer cela de manière sécurisée.</text:p>
      <text:p text:style-name="Standard"/>
      <text:p text:style-name="Standard"><text:s text:c="3"/>3. Robustesse et Scalabilité :</text:p>
      <text:p text:style-name="Standard"><text:s text:c="7"/>* Health Checks : Le fichier docker-compose.yml ne définit pas de healthcheck (bilan de santé) pour vos services. En ajouter permettrait à Docker de redémarrer automatiquement</text:p>
      <text:p text:style-name="Standard"><text:s text:c="9"/>les conteneurs qui ne répondent plus correctement.</text:p>
      <text:p text:style-name="Standard"><text:s text:c="7"/>* Scalabilité Horizontale : L'architecture actuelle est limitée à un seul hôte. Pour monter en charge, vous pourriez explorer des orchestrateurs comme Docker Swarm ou</text:p>
      <text:p text:style-name="Standard"><text:s text:c="9"/>Kubernetes.</text:p>
      <text:p text:style-name="Standard"/>
      <text:p text:style-name="Standard"><text:s text:c="3"/>4. Opérations et Maintenance (DevOps) :</text:p>
      <text:p text:style-name="Standard"><text:soft-page-break/><text:s text:c="7"/>* CI/CD : La mise en place d'un pipeline d'intégration et de déploiement continus (CI/CD) avec des outils comme GitHub Actions, GitLab CI ou Jenkins automatiserait les tests et</text:p>
      <text:p text:style-name="Standard"><text:s text:c="9"/>les déploiements, réduisant les erreurs manuelles.</text:p>
      <text:p text:style-name="Standard"><text:s text:c="7"/>* Logging et Monitoring : Il n'y a pas de solution centralisée pour les logs et la supervision. Intégrer une stack comme ELK (Elasticsearch, Logstash, Kibana) ou</text:p>
      <text:p text:style-name="Standard"><text:s text:c="9"/>Prometheus/Grafana offrirait une meilleure visibilité sur le comportement et les performances de l'application.</text:p>
      <text:p text:style-name="Standard"><text:s text:c="7"/>* Sauvegardes : Bien que les données soient persistantes grâce à un volume Docker, il n'y a pas de stratégie de sauvegarde explicite. Des sauvegardes régulières du volume sont</text:p>
      <text:p text:style-name="Standard"><text:s text:c="9"/>recommandées pour prévenir toute perte de données.</text:p>
      <text:p text:style-name="Standard"/>
      <text:p text:style-name="Standard"><text:s text:c="3"/>5. Dépendances :</text:p>
      <text:p text:style-name="Standard"><text:s text:c="7"/>* Une analyse plus approfondie des répertoires backend et frontend serait nécessaire pour examiner la gestion des dépendances (via package.json, requirements.txt, etc.) et</text:p>
      <text:p text:style-name="Standard"><text:s text:c="9"/>s'assurer qu'elles sont à jour et sécurisées.</text:p>
      <text:p text:style-name="Standard"/>
      <text:p text:style-name="Standard"><text:s text:c="2"/>Ces suggestions sont des pistes générales. La pertinence de chacune dépend de vos objectifs spécifiques pour ce projet (par exemple, s'il s'agit d'un prototype ou d'une application</text:p>
      <text:p text:style-name="Standard"><text:s text:c="2"/>destinée à la production).<text:line-break/><text:line-break/><text:line-break/>--------------------------------------------------------------------------------</text:p>
      <text:p text:style-name="Text_20_body">🎉 <text:span text:style-name="Strong_20_Emphasis">L'Orchestrator FONCTIONNE !</text:span> Il a :</text:p>
      <text:list text:style-name="L1">
        <text:list-item>
          <text:p text:style-name="P1">✅ Reçu le message </text:p>
        </text:list-item>
        <text:list-item>
          <text:p text:style-name="P1">✅ THINK (réfléchi) </text:p>
        </text:list-item>
        <text:list-item>
          <text:p text:style-name="P1">✅ Exécuté <text:span text:style-name="Source_20_Text">ls -la /home/lalpha/documentation</text:span> </text:p>
        </text:list-item>
        <text:list-item>
          <text:p text:style-name="P1">✅ Reçu le résultat </text:p>
        </text:list-item>
        <text:list-item>
          <text:p text:style-name="P2">✅ Répondu (type "complete") </text:p>
        </text:list-item>
      </text:list>
      <text:p text:style-name="Text_20_body">Le timeout est dû à mon script de test qui attendait "final" au lieu de "complete". Vérifions les logs pour confirmer :</text:p>
      <text:p text:style-name="P3">U</text:p>
      <text:p text:style-name="P4">Execute command</text:p>
      <text:p text:style-name="P5">Requête</text:p>
      <text:p text:style-name="P6"><text:span text:style-name="Source_20_Text"><text:span text:style-name="T1">{ </text:span></text:span><text:span text:style-name="Source_20_Text"><text:span text:style-name="T2">`command`</text:span></text:span><text:span text:style-name="Source_20_Text"><text:span text:style-name="T3">:</text:span></text:span><text:span text:style-name="Source_20_Text"><text:span text:style-name="T1"> </text:span></text:span><text:span text:style-name="Source_20_Text"><text:span text:style-name="T2">`docker logs ai-orchestrator-backend --tail 50 2&gt;&amp;1 | grep -v \"health\\|HTTP/1.1\\\" 200\"`</text:span></text:span><text:span text:style-name="Source_20_Text"><text:span text:style-name="T1"> }</text:span></text:span></text:p>
      <text:p text:style-name="P7">Réponse</text:p>
      <text:p text:style-name="P8"><text:span text:style-name="Source_20_Text"><text:span text:style-name="T1">{ </text:span></text:span><text:span text:style-name="Source_20_Text"><text:span text:style-name="T4">"command"</text:span></text:span><text:span text:style-name="Source_20_Text"><text:span text:style-name="T3">:</text:span></text:span><text:span text:style-name="Source_20_Text"><text:span text:style-name="T1"> </text:span></text:span><text:span text:style-name="Source_20_Text"><text:span text:style-name="T2">"docker logs ai-orchestrator-backend --tail 50 2&gt;&amp;1 | grep -v \"health\\|HTTP/1.1\\\" 200\""</text:span></text:span><text:span text:style-name="Source_20_Text"><text:span text:style-name="T1">, </text:span></text:span><text:span text:style-name="Source_20_Text"><text:span text:style-name="T4">"stdout"</text:span></text:span><text:span text:style-name="Source_20_Text"><text:span text:style-name="T3">:</text:span></text:span><text:span text:style-name="Source_20_Text"><text:span text:style-name="T1"> </text:span></text:span><text:span text:style-name="Source_20_Text"><text:span text:style-name="T2">"INFO: connection closed\nINFO: ('192.168.200.4', 51730) - \"WebSocket /ws/chat\" [accepted]\nINFO: connection open\nINFO: connection </text:span></text:span><text:soft-page-break/><text:span text:style-name="Source_20_Text"><text:span text:style-name="T2">closed\nINFO: ('192.168.200.4', 51732) - \"WebSocket /ws/chat\" [accepted]\nINFO: connection open\nINFO: ('192.168.200.4', 41842) - \"WebSocket /ws/chat\" [accepted]\nINFO: connection open\nINFO: connection closed"</text:span></text:span><text:span text:style-name="Source_20_Text"><text:span text:style-name="T1">, </text:span></text:span><text:span text:style-name="Source_20_Text"><text:span text:style-name="T4">"stderr"</text:span></text:span><text:span text:style-name="Source_20_Text"><text:span text:style-name="T3">:</text:span></text:span><text:span text:style-name="Source_20_Text"><text:span text:style-name="T1"> </text:span></text:span><text:span text:style-name="Source_20_Text"><text:span text:style-name="T2">""</text:span></text:span><text:span text:style-name="Source_20_Text"><text:span text:style-name="T1">, </text:span></text:span><text:span text:style-name="Source_20_Text"><text:span text:style-name="T4">"success"</text:span></text:span><text:span text:style-name="Source_20_Text"><text:span text:style-name="T3">:</text:span></text:span><text:span text:style-name="Source_20_Text"><text:span text:style-name="T1"> </text:span></text:span><text:span text:style-name="Source_20_Text"><text:span text:style-name="T5">true</text:span></text:span><text:span text:style-name="Source_20_Text"><text:span text:style-name="T1"> }</text:span></text:span></text:p>
      <text:p text:style-name="P4">Validated system components, advancing toward implementation phases.</text:p>
      <text:p text:style-name="P5">Les logs montrent les connexions WebSocket. L'agent fonctionne. Maintenant je peux passer à la création du backlog et à l'implémentation.</text:p>
      <text:p text:style-name="P7">Faisons un résumé des tests:</text:p>
      <text:list text:style-name="L2">
        <text:list-item>
          <text:p text:style-name="P9">Backend: ✅ Healthy </text:p>
        </text:list-item>
        <text:list-item>
          <text:p text:style-name="P9">Ollama: ✅ Connecté </text:p>
        </text:list-item>
        <text:list-item>
          <text:p text:style-name="P9">WebSocket: ✅ Fonctionne </text:p>
        </text:list-item>
        <text:list-item>
          <text:p text:style-name="P9">Boucle ReAct: ✅ Fonctionne (THINK → ACT → OBSERVE) </text:p>
        </text:list-item>
        <text:list-item>
          <text:p text:style-name="P10">Outils: ✅ 26 outils disponibles </text:p>
        </text:list-item>
      </text:list>
      <text:p text:style-name="P7">Passons à la Phase 2: Backlog, puis Phase 3: Implémentation de la planification.</text:p>
      <text:p text:style-name="Horizontal_20_Line"/>
      <text:h text:style-name="Heading_20_2" text:outline-level="2">✅ Résultat des Tes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est</text:p>
            </table:table-cell>
            <table:table-cell table:style-name="Table1.A1" office:value-type="string">
              <text:p text:style-name="Table_20_Heading">Résultat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Backend Health</text:p>
          </table:table-cell>
          <table:table-cell table:style-name="Table1.A1" office:value-type="string">
            <text:p text:style-name="Table_20_Contents">✅ OK</text:p>
          </table:table-cell>
          <table:table-cell table:style-name="Table1.A1" office:value-type="string">
            <text:p text:style-name="Table_20_Contents">v2.0.0, 26 outils</text:p>
          </table:table-cell>
        </table:table-row>
        <table:table-row>
          <table:table-cell table:style-name="Table1.A1" office:value-type="string">
            <text:p text:style-name="Table_20_Contents">Ollama Connexion</text:p>
          </table:table-cell>
          <table:table-cell table:style-name="Table1.A1" office:value-type="string">
            <text:p text:style-name="Table_20_Contents">✅ OK</text:p>
          </table:table-cell>
          <table:table-cell table:style-name="Table1.A1" office:value-type="string">
            <text:p text:style-name="Table_20_Contents">9 modèles disponibles</text:p>
          </table:table-cell>
        </table:table-row>
        <table:table-row>
          <table:table-cell table:style-name="Table1.A1" office:value-type="string">
            <text:p text:style-name="Table_20_Contents">WebSocket</text:p>
          </table:table-cell>
          <table:table-cell table:style-name="Table1.A1" office:value-type="string">
            <text:p text:style-name="Table_20_Contents">✅ OK</text:p>
          </table:table-cell>
          <table:table-cell table:style-name="Table1.A1" office:value-type="string">
            <text:p text:style-name="Table_20_Contents">Connexion stable</text:p>
          </table:table-cell>
        </table:table-row>
        <table:table-row>
          <table:table-cell table:style-name="Table1.A1" office:value-type="string">
            <text:p text:style-name="Table_20_Contents">Boucle ReAct</text:p>
          </table:table-cell>
          <table:table-cell table:style-name="Table1.A1" office:value-type="string">
            <text:p text:style-name="Table_20_Contents">✅ OK</text:p>
          </table:table-cell>
          <table:table-cell table:style-name="Table1.A1" office:value-type="string">
            <text:p text:style-name="Table_20_Contents">THINK → ACT → OBSERVE</text:p>
          </table:table-cell>
        </table:table-row>
        <table:table-row>
          <table:table-cell table:style-name="Table1.A1" office:value-type="string">
            <text:p text:style-name="Table_20_Contents">Exécution commandes</text:p>
          </table:table-cell>
          <table:table-cell table:style-name="Table1.A1" office:value-type="string">
            <text:p text:style-name="Table_20_Contents">✅ OK</text:p>
          </table:table-cell>
          <table:table-cell table:style-name="Table1.A1" office:value-type="string">
            <text:p text:style-name="Table_20_Contents"><text:span text:style-name="Source_20_Text">execute_command</text:span> fonctionne</text:p>
          </table:table-cell>
        </table:table-row>
      </table:table>
      <text:p text:style-name="Text_20_body"><text:span text:style-name="Strong_20_Emphasis">Verdict : L'Orchestrator fonctionne bien ! On peut l'améliorer.</text:span></text:p>
      <text:p text:style-name="Horizontal_20_Line"/>
      <text:h text:style-name="Heading_20_2" text:outline-level="2">Phase 2/3 : 📋 Création du Backlog</text:h>
      <text:p text:style-name="P4">En cours d'exécutioncat &gt; /home/lalpha/projets/ai-tools/ai-orchestrator/BACKLOG.md &lt;&lt; 'EOF' # 🎯 AI Orchestrator v2.1 - Backlog d'Amélioration &gt; **Créé** : 9 décembre 2025 &gt; **Objectif** : Rapprocher l'Orchestrator des capacités de Claude Code --- ## 📊 État Actuel (Baseline) - **Version** : 2.0.0 - **Outils** : 26 - **Boucle** : 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9:04:15.811833665</meta:creation-date>
    <meta:editing-duration>PT1M20S</meta:editing-duration>
    <meta:editing-cycles>2</meta:editing-cycles>
    <meta:generator>LibreOffice/25.8.3.2$Linux_X86_64 LibreOffice_project/580$Build-2</meta:generator>
    <dc:date>2025-12-28T19:05:32.322316612</dc:date>
    <meta:document-statistic meta:table-count="1" meta:image-count="0" meta:object-count="0" meta:page-count="3" meta:paragraph-count="81" meta:word-count="844" meta:character-count="5979" meta:non-whitespace-character-count="5016"/>
  </office:meta>
</office:document-meta>
</file>